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9896" calcext:value-type="float">
            <text:p>102.7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044" calcext:value-type="float">
            <text:p>121.6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302</text:p>
          </table:table-cell>
          <table:table-cell office:value-type="string" calcext:value-type="string">
            <text:p>198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